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Belle Coh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6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The Jewish Maternity Association./</text:p>
      <text:p text:style-name="P2">Secretary's Office, 730 Arch St./</text:p>
      <text:p text:style-name="P3">Philadelphia, May 16th 1893/</text:p>
      <text:p text:style-name="P2">Reverend Sir/</text:p>
      <text:p text:style-name="P2"><text:tab/>The Board of Directors of the/ Jewish Maternity Association have set aside/ Sunday June 11th 1893 as Dedication Day/ at the Jewish Seaside Home for Invalids at/ Chelsea, Atlantic City and beg to solicit your/ participation in the Ceremonies attendant upon/ such an occasion. <text:s/>With many thanks for/ your assistance in the past and hoping/ to receive an early and favorable reply/ I have the honor to remain/ Very Sincerely/ S. Belle Cohn/ Sec'y/</text:p>
      <text:p text:style-name="P2">To Rev. Dr.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1:26:50.29</meta:creation-date>
    <meta:document-statistic meta:table-count="0" meta:image-count="0" meta:object-count="0" meta:page-count="2" meta:paragraph-count="66" meta:word-count="259" meta:character-count="1834"/>
    <dc:date>2011-12-14T11:30:56.91</dc:date>
    <dc:creator>Penn Libraries</dc:creator>
    <meta:editing-duration>PT00H04M06S</meta:editing-duration>
    <meta:editing-cycles>1</meta:editing-cycles>
    <meta:generator>OpenOffice.org/3.2$Win32 OpenOffice.org_project/320m12$Build-9483</meta:generator>
  </office:meta>
</office:document-meta>
</file>